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466" officeooo:paragraph-rsid="000704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eachers collection with following keys</text:p>
      <text:p text:style-name="P1">t_id,name,city,date of join,subject,email_id(optional),qualification.</text:p>
      <text:p text:style-name="P1">Insert atleast 10 documents.</text:p>
      <text:p text:style-name="P1"/>
      <text:p text:style-name="P1"/>
      <text:p text:style-name="P1">1.Find all records from collection.</text:p>
      <text:p text:style-name="P1">db.Teachers.find()</text:p>
      <text:p text:style-name="P1">{ "_id" : ObjectId("59a6577cd02571ddcac86f19"), "T_id" : 1, "Name" : "Poonam", "City" : "Delhi", "DOJ" : ISODate("2016-05-12T00:00:00Z"), "Sub" : "DBMS", "Email_id" : "poonam1@gmail.com", "Qualification" : "ME" }</text:p>
      <text:p text:style-name="P1">{ "_id" : ObjectId("59a657add02571ddcac86f1a"), "T_id" : 2, "Name" : "Aryan", "City" : "Pune", "DOJ" : ISODate("2017-08-14T00:00:00Z"), "Sub" : "TOC", "Email_id" : "aryan@gmail.com", "Qualification" : "MTECH" }</text:p>
      <text:p text:style-name="P1">{ "_id" : ObjectId("59a657d7d02571ddcac86f1b"), "T_id" : 3, "Name" : "Suyash", "City" : "Goa", "DOJ" : ISODate("2017-03-24T00:00:00Z"), "Sub" : "DBMS", "Email_id" : "suyash@gmail.com", "Qualification" : "BTECH" }</text:p>
      <text:p text:style-name="P1">{ "_id" : ObjectId("59a65800d02571ddcac86f1c"), "T_id" : 4, "Name" : "Peter", "City" : "Delhi", "DOJ" : ISODate("2014-07-21T00:00:00Z"), "Sub" : "M3", "Qualification" : "MTECH" }</text:p>
      <text:p text:style-name="P1">{ "_id" : ObjectId("59a65824d02571ddcac86f1d"), "T_id" : 5, "Name" : "Bob", "City" : "Delhi", "DOJ" : ISODate("2017-02-26T00:00:00Z"), "Sub" : "CN", "Qualification" : "ME" }</text:p>
      <text:p text:style-name="P1">{ "_id" : ObjectId("59a6583dd02571ddcac86f1e"), "T_id" : 6, "Name" : "Hari", "City" : "Pune", "DOJ" : ISODate("2017-02-26T00:00:00Z"), "Sub" : "DBMS", "Qualification" : "ME" }</text:p>
      <text:p text:style-name="P1">{ "_id" : ObjectId("59a65862d02571ddcac86f1f"), "T_id" : 7, "Name" : "Harish", "City" : "Pune", "DOJ" : ISODate("2017-06-16T00:00:00Z"), "Sub" : "TOC", "Qualification" : "MTECH" }</text:p>
      <text:p text:style-name="P1">{ "_id" : ObjectId("59a65885d02571ddcac86f20"), "T_id" : 8, "Name" : "Smith", "City" : "Delhi", "DOJ" : ISODate("2017-06-16T00:00:00Z"), "Sub" : "M3", "Qualification" : "PHD" }</text:p>
      <text:p text:style-name="P1">{ "_id" : ObjectId("59a658b0d02571ddcac86f21"), "T_id" : 9, "Name" : "Naresh", "City" : "Raipur", "DOJ" : ISODate("2015-04-12T00:00:00Z"), "Sub" : "M3", "Qualification" : "PHD" }</text:p>
      <text:p text:style-name="P1">{ "_id" : ObjectId("59a658d1d02571ddcac86f22"), "T_id" : 10, "Name" : "Suresh", "City" : "Nagpur", "DOJ" : ISODate("2016-04-12T00:00:00Z"), "Sub" : "TOC", "Qualification" : "BTECH" }</text:p>
      <text:p text:style-name="P1"/>
      <text:p text:style-name="P1">2.Find 1st record found by DBMS.</text:p>
      <text:p text:style-name="P1">_id" : ObjectId("59a6577cd02571ddcac86f19"),</text:p>
      <text:p text:style-name="P1"><text:tab/>"T_id" : 1,</text:p>
      <text:p text:style-name="P1"><text:tab/>"Name" : "Poonam",</text:p>
      <text:p text:style-name="P1"><text:tab/>"City" : "Delhi",</text:p>
      <text:p text:style-name="P1"><text:tab/>"DOJ" : ISODate("2016-05-12T00:00:00Z"),</text:p>
      <text:p text:style-name="P1"><text:tab/>"Sub" : "DBMS",</text:p>
      <text:p text:style-name="P1"><text:tab/>"Email_id" : "poonam1@gmail.com",</text:p>
      <text:p text:style-name="P1"><text:tab/>"Qualification" : "ME"</text:p>
      <text:p text:style-name="P1"/>
      <text:p text:style-name="P1">3.Show all records in formatted way.</text:p>
      <text:p text:style-name="P1"><text:tab/>"_id" : ObjectId("59a6577cd02571ddcac86f19"),</text:p>
      <text:p text:style-name="P1"><text:tab/>"T_id" : 1,</text:p>
      <text:p text:style-name="P1"><text:tab/>"Name" : "Poonam",</text:p>
      <text:p text:style-name="P1"><text:tab/>"City" : "Delhi",</text:p>
      <text:p text:style-name="P1"><text:tab/>"DOJ" : ISODate("2016-05-12T00:00:00Z"),</text:p>
      <text:p text:style-name="P1"><text:tab/>"Sub" : "DBMS",</text:p>
      <text:p text:style-name="P1"><text:tab/>"Email_id" : "poonam1@gmail.com",</text:p>
      <text:p text:style-name="P1"><text:tab/>"Qualification" : "ME"</text:p>
      <text:p text:style-name="P1">}</text:p>
      <text:p text:style-name="P1"><text:soft-page-break/>{</text:p>
      <text:p text:style-name="P1"><text:tab/>"_id" : ObjectId("59a657add02571ddcac86f1a"),</text:p>
      <text:p text:style-name="P1"><text:tab/>"T_id" : 2,</text:p>
      <text:p text:style-name="P1"><text:tab/>"Name" : "Aryan",</text:p>
      <text:p text:style-name="P1"><text:tab/>"City" : "Pune",</text:p>
      <text:p text:style-name="P1"><text:tab/>"DOJ" : ISODate("2017-08-14T00:00:00Z"),</text:p>
      <text:p text:style-name="P1"><text:tab/>"Sub" : "TOC",</text:p>
      <text:p text:style-name="P1"><text:tab/>"Email_id" : "aryan@gmail.com",</text:p>
      <text:p text:style-name="P1"><text:tab/>"Qualification" : "MTECH"</text:p>
      <text:p text:style-name="P1">}</text:p>
      <text:p text:style-name="P1">{</text:p>
      <text:p text:style-name="P1"><text:tab/>"_id" : ObjectId("59a657d7d02571ddcac86f1b"),</text:p>
      <text:p text:style-name="P1"><text:tab/>"T_id" : 3,</text:p>
      <text:p text:style-name="P1"><text:tab/>"Name" : "Suyash",</text:p>
      <text:p text:style-name="P1"><text:tab/>"City" : "Goa",</text:p>
      <text:p text:style-name="P1"><text:tab/>"DOJ" : ISODate("2017-03-24T00:00:00Z"),</text:p>
      <text:p text:style-name="P1"><text:tab/>"Sub" : "DBMS",</text:p>
      <text:p text:style-name="P1"><text:tab/>"Email_id" : "suyash@gmail.com",</text:p>
      <text:p text:style-name="P1"><text:tab/>"Qualification" : "BTECH"</text:p>
      <text:p text:style-name="P1">}</text:p>
      <text:p text:style-name="P1">{</text:p>
      <text:p text:style-name="P1"><text:tab/>"_id" : ObjectId("59a65800d02571ddcac86f1c"),</text:p>
      <text:p text:style-name="P1"><text:tab/>"T_id" : 4,</text:p>
      <text:p text:style-name="P1"><text:tab/>"Name" : "Peter",</text:p>
      <text:p text:style-name="P1"><text:tab/>"City" : "Delhi",</text:p>
      <text:p text:style-name="P1"><text:tab/>"DOJ" : ISODate("2014-07-21T00:00:00Z"),</text:p>
      <text:p text:style-name="P1"><text:tab/>"Sub" : "M3",</text:p>
      <text:p text:style-name="P1"><text:tab/>"Qualification" : "MTECH"</text:p>
      <text:p text:style-name="P1">}</text:p>
      <text:p text:style-name="P1">{</text:p>
      <text:p text:style-name="P1"><text:tab/>"_id" : ObjectId("59a65824d02571ddcac86f1d"),</text:p>
      <text:p text:style-name="P1"><text:tab/>"T_id" : 5,</text:p>
      <text:p text:style-name="P1"><text:tab/>"Name" : "Bob",</text:p>
      <text:p text:style-name="P1"><text:tab/>"City" : "Delhi",</text:p>
      <text:p text:style-name="P1"><text:tab/>"DOJ" : ISODate("2017-02-26T00:00:00Z"),</text:p>
      <text:p text:style-name="P1"><text:tab/>"Sub" : "CN",</text:p>
      <text:p text:style-name="P1"><text:tab/>"Qualification" : "ME"</text:p>
      <text:p text:style-name="P1">}</text:p>
      <text:p text:style-name="P1">{</text:p>
      <text:p text:style-name="P1"><text:tab/>"_id" : ObjectId("59a6583dd02571ddcac86f1e"),</text:p>
      <text:p text:style-name="P1"><text:tab/>"T_id" : 6,</text:p>
      <text:p text:style-name="P1"><text:tab/>"Name" : "Hari",</text:p>
      <text:p text:style-name="P1"><text:tab/>"City" : "Pune",</text:p>
      <text:p text:style-name="P1"><text:tab/>"DOJ" : ISODate("2017-02-26T00:00:00Z"),</text:p>
      <text:p text:style-name="P1"><text:tab/>"Sub" : "DBMS",</text:p>
      <text:p text:style-name="P1"><text:tab/>"Qualification" : "ME"</text:p>
      <text:p text:style-name="P1">}</text:p>
      <text:p text:style-name="P1">{</text:p>
      <text:p text:style-name="P1"><text:tab/>"_id" : ObjectId("59a65862d02571ddcac86f1f"),</text:p>
      <text:p text:style-name="P1"><text:tab/>"T_id" : 7,</text:p>
      <text:p text:style-name="P1"><text:tab/>"Name" : "Harish",</text:p>
      <text:p text:style-name="P1"><text:tab/>"City" : "Pune",</text:p>
      <text:p text:style-name="P1"><text:soft-page-break/><text:tab/>"DOJ" : ISODate("2017-06-16T00:00:00Z"),</text:p>
      <text:p text:style-name="P1"><text:tab/>"Sub" : "TOC",</text:p>
      <text:p text:style-name="P1"><text:tab/>"Qualification" : "MTECH"</text:p>
      <text:p text:style-name="P1">}</text:p>
      <text:p text:style-name="P1">{</text:p>
      <text:p text:style-name="P1"><text:tab/>"_id" : ObjectId("59a65885d02571ddcac86f20"),</text:p>
      <text:p text:style-name="P1"><text:tab/>"T_id" : 8,</text:p>
      <text:p text:style-name="P1"><text:tab/>"Name" : "Smith",</text:p>
      <text:p text:style-name="P1"><text:tab/>"City" : "Delhi",</text:p>
      <text:p text:style-name="P1"><text:tab/>"DOJ" : ISODate("2017-06-16T00:00:00Z"),</text:p>
      <text:p text:style-name="P1"><text:tab/>"Sub" : "M3",</text:p>
      <text:p text:style-name="P1"><text:tab/>"Qualification" : "PHD"</text:p>
      <text:p text:style-name="P1">}</text:p>
      <text:p text:style-name="P1">{</text:p>
      <text:p text:style-name="P1"><text:tab/>"_id" : ObjectId("59a658b0d02571ddcac86f21"),</text:p>
      <text:p text:style-name="P1"><text:tab/>"T_id" : 9,</text:p>
      <text:p text:style-name="P1"><text:tab/>"Name" : "Naresh",</text:p>
      <text:p text:style-name="P1"><text:tab/>"City" : "Raipur",</text:p>
      <text:p text:style-name="P1"><text:tab/>"DOJ" : ISODate("2015-04-12T00:00:00Z"),</text:p>
      <text:p text:style-name="P1"><text:tab/>"Sub" : "M3",</text:p>
      <text:p text:style-name="P1"><text:tab/>"Qualification" : "PHD"</text:p>
      <text:p text:style-name="P1">}</text:p>
      <text:p text:style-name="P1">{</text:p>
      <text:p text:style-name="P1"><text:tab/>"_id" : ObjectId("59a658d1d02571ddcac86f22"),</text:p>
      <text:p text:style-name="P1"><text:tab/>"T_id" : 10,</text:p>
      <text:p text:style-name="P1"><text:tab/>"Name" : "Suresh",</text:p>
      <text:p text:style-name="P1"><text:tab/>"City" : "Nagpur",</text:p>
      <text:p text:style-name="P1"><text:tab/>"DOJ" : ISODate("2016-04-12T00:00:00Z"),</text:p>
      <text:p text:style-name="P1"><text:tab/>"Sub" : "TOC",</text:p>
      <text:p text:style-name="P1"><text:tab/>"Qualification" : "BTECH"</text:p>
      <text:p text:style-name="P1">4.Find teachers who taught DBMS.</text:p>
      <text:p text:style-name="P1">db.Teachers.find({Sub:"DBMS"}).pretty()</text:p>
      <text:p text:style-name="P1">{</text:p>
      <text:p text:style-name="P1"><text:tab/>"_id" : ObjectId("59a6577cd02571ddcac86f19"),</text:p>
      <text:p text:style-name="P1"><text:tab/>"T_id" : 1,</text:p>
      <text:p text:style-name="P1"><text:tab/>"Name" : "Poonam",</text:p>
      <text:p text:style-name="P1"><text:tab/>"City" : "Delhi",</text:p>
      <text:p text:style-name="P1"><text:tab/>"DOJ" : ISODate("2016-05-12T00:00:00Z"),</text:p>
      <text:p text:style-name="P1"><text:tab/>"Sub" : "DBMS",</text:p>
      <text:p text:style-name="P1"><text:tab/>"Email_id" : "poonam1@gmail.com",</text:p>
      <text:p text:style-name="P1"><text:tab/>"Qualification" : "ME"</text:p>
      <text:p text:style-name="P1">}</text:p>
      <text:p text:style-name="P1">{</text:p>
      <text:p text:style-name="P1"><text:tab/>"_id" : ObjectId("59a657d7d02571ddcac86f1b"),</text:p>
      <text:p text:style-name="P1"><text:tab/>"T_id" : 3,</text:p>
      <text:p text:style-name="P1"><text:tab/>"Name" : "Suyash",</text:p>
      <text:p text:style-name="P1"><text:tab/>"City" : "Goa",</text:p>
      <text:p text:style-name="P1"><text:tab/>"DOJ" : ISODate("2017-03-24T00:00:00Z"),</text:p>
      <text:p text:style-name="P1"><text:tab/>"Sub" : "DBMS",</text:p>
      <text:p text:style-name="P1"><text:tab/>"Email_id" : "suyash@gmail.com",</text:p>
      <text:p text:style-name="P1"><text:tab/>"Qualification" : "BTECH"</text:p>
      <text:p text:style-name="P1">}</text:p>
      <text:p text:style-name="P1"><text:soft-page-break/>{</text:p>
      <text:p text:style-name="P1"><text:tab/>"_id" : ObjectId("59a6583dd02571ddcac86f1e"),</text:p>
      <text:p text:style-name="P1"><text:tab/>"T_id" : 6,</text:p>
      <text:p text:style-name="P1"><text:tab/>"Name" : "Hari",</text:p>
      <text:p text:style-name="P1"><text:tab/>"City" : "Pune",</text:p>
      <text:p text:style-name="P1"><text:tab/>"DOJ" : ISODate("2017-02-26T00:00:00Z"),</text:p>
      <text:p text:style-name="P1"><text:tab/>"Sub" : "DBMS",</text:p>
      <text:p text:style-name="P1"><text:tab/>"Qualification" : "ME"</text:p>
      <text:p text:style-name="P1">}</text:p>
      <text:p text:style-name="P1"/>
      <text:p text:style-name="P1">5.Update city of teachers with t_id=2;</text:p>
      <text:p text:style-name="P1"/>
      <text:p text:style-name="P1">db.Teachers.update({T_id:2},{$set:{City:"Ajmer"}},{multi:true})</text:p>
      <text:p text:style-name="P1">WriteResult({ "nMatched" : 1, "nUpserted" : 0, "nModified" : 1 })</text:p>
      <text:p text:style-name="P1"/>
      <text:p text:style-name="P1">db.Teachers.find()</text:p>
      <text:p text:style-name="P1">{ "_id" : ObjectId("59a6577cd02571ddcac86f19"), "T_id" : 1, "Name" : "Poonam", "City" : "Delhi", "DOJ" : ISODate("2016-05-12T00:00:00Z"), "Sub" : "DBMS", "Email_id" : "poonam1@gmail.com", "Qualification" : "ME" }</text:p>
      <text:p text:style-name="P1">{ "_id" : ObjectId("59a657add02571ddcac86f1a"), "T_id" : 2, "Name" : "Aryan", "City" : "Ajmer", "DOJ" : ISODate("2017-08-14T00:00:00Z"), "Sub" : "TOC", "Email_id" : "aryan@gmail.com", "Qualification" : "MTECH" }</text:p>
      <text:p text:style-name="P1">{ "_id" : ObjectId("59a657d7d02571ddcac86f1b"), "T_id" : 3, "Name" : "Suyash", "City" : "Goa", "DOJ" : ISODate("2017-03-24T00:00:00Z"), "Sub" : "DBMS", "Email_id" : "suyash@gmail.com", "Qualification" : "BTECH" }</text:p>
      <text:p text:style-name="P1">{ "_id" : ObjectId("59a65800d02571ddcac86f1c"), "T_id" : 4, "Name" : "Peter", "City" : "Delhi", "DOJ" : ISODate("2014-07-21T00:00:00Z"), "Sub" : "M3", "Qualification" : "MTECH" }</text:p>
      <text:p text:style-name="P1">{ "_id" : ObjectId("59a65824d02571ddcac86f1d"), "T_id" : 5, "Name" : "Bob", "City" : "Delhi", "DOJ" : ISODate("2017-02-26T00:00:00Z"), "Sub" : "CN", "Qualification" : "ME" }</text:p>
      <text:p text:style-name="P1">{ "_id" : ObjectId("59a6583dd02571ddcac86f1e"), "T_id" : 6, "Name" : "Hari", "City" : "Pune", "DOJ" : ISODate("2017-02-26T00:00:00Z"), "Sub" : "DBMS", "Qualification" : "ME" }</text:p>
      <text:p text:style-name="P1">{ "_id" : ObjectId("59a65862d02571ddcac86f1f"), "T_id" : 7, "Name" : "Harish", "City" : "Pune", "DOJ" : ISODate("2017-06-16T00:00:00Z"), "Sub" : "TOC", "Qualification" : "MTECH" }</text:p>
      <text:p text:style-name="P1">{ "_id" : ObjectId("59a65885d02571ddcac86f20"), "T_id" : 8, "Name" : "Smith", "City" : "Delhi", "DOJ" : ISODate("2017-06-16T00:00:00Z"), "Sub" : "M3", "Qualification" : "PHD" }</text:p>
      <text:p text:style-name="P1">{ "_id" : ObjectId("59a658b0d02571ddcac86f21"), "T_id" : 9, "Name" : "Naresh", "City" : "Raipur", "DOJ" : ISODate("2015-04-12T00:00:00Z"), "Sub" : "M3", "Qualification" : "PHD" }</text:p>
      <text:p text:style-name="P1">{ "_id" : ObjectId("59a658d1d02571ddcac86f22"), "T_id" : 10, "Name" : "Suresh", "City" : "Nagpur", "DOJ" : ISODate("2016-04-12T00:00:00Z"), "Sub" : "TOC", "Qualification" : "BTECH" }</text:p>
      <text:p text:style-name="P1"/>
      <text:p text:style-name="P1">6.Remove teachers from collection who taught DBMS.</text:p>
      <text:p text:style-name="P1"><text:s/>db.Teachers.find().pretty()</text:p>
      <text:p text:style-name="P1">{</text:p>
      <text:p text:style-name="P1"><text:tab/>"_id" : ObjectId("59a657add02571ddcac86f1a"),</text:p>
      <text:p text:style-name="P1"><text:tab/>"T_id" : 2,</text:p>
      <text:p text:style-name="P1"><text:tab/>"Name" : "Aryan",</text:p>
      <text:p text:style-name="P1"><text:tab/>"City" : "Ajmer",</text:p>
      <text:p text:style-name="P1"><text:tab/>"DOJ" : ISODate("2017-08-14T00:00:00Z"),</text:p>
      <text:p text:style-name="P1"><text:tab/>"Sub" : "TOC",</text:p>
      <text:p text:style-name="P1"><text:tab/>"Email_id" : "aryan@gmail.com",</text:p>
      <text:p text:style-name="P1"><text:tab/>"Qualification" : "MTECH"</text:p>
      <text:p text:style-name="P1"><text:soft-page-break/>}</text:p>
      <text:p text:style-name="P1">{</text:p>
      <text:p text:style-name="P1"><text:tab/>"_id" : ObjectId("59a65800d02571ddcac86f1c"),</text:p>
      <text:p text:style-name="P1"><text:tab/>"T_id" : 4,</text:p>
      <text:p text:style-name="P1"><text:tab/>"Name" : "Peter",</text:p>
      <text:p text:style-name="P1"><text:tab/>"City" : "Delhi",</text:p>
      <text:p text:style-name="P1"><text:tab/>"DOJ" : ISODate("2014-07-21T00:00:00Z"),</text:p>
      <text:p text:style-name="P1"><text:tab/>"Sub" : "M3",</text:p>
      <text:p text:style-name="P1"><text:tab/>"Qualification" : "MTECH"</text:p>
      <text:p text:style-name="P1">}</text:p>
      <text:p text:style-name="P1">{</text:p>
      <text:p text:style-name="P1"><text:tab/>"_id" : ObjectId("59a65824d02571ddcac86f1d"),</text:p>
      <text:p text:style-name="P1"><text:tab/>"T_id" : 5,</text:p>
      <text:p text:style-name="P1"><text:tab/>"Name" : "Bob",</text:p>
      <text:p text:style-name="P1"><text:tab/>"City" : "Delhi",</text:p>
      <text:p text:style-name="P1"><text:tab/>"DOJ" : ISODate("2017-02-26T00:00:00Z"),</text:p>
      <text:p text:style-name="P1"><text:tab/>"Sub" : "CN",</text:p>
      <text:p text:style-name="P1"><text:tab/>"Qualification" : "ME"</text:p>
      <text:p text:style-name="P1">}</text:p>
      <text:p text:style-name="P1">{</text:p>
      <text:p text:style-name="P1"><text:tab/>"_id" : ObjectId("59a65862d02571ddcac86f1f"),</text:p>
      <text:p text:style-name="P1"><text:tab/>"T_id" : 7,</text:p>
      <text:p text:style-name="P1"><text:tab/>"Name" : "Harish",</text:p>
      <text:p text:style-name="P1"><text:tab/>"City" : "Pune",</text:p>
      <text:p text:style-name="P1"><text:tab/>"DOJ" : ISODate("2017-06-16T00:00:00Z"),</text:p>
      <text:p text:style-name="P1"><text:tab/>"Sub" : "TOC",</text:p>
      <text:p text:style-name="P1"><text:tab/>"Qualification" : "MTECH"</text:p>
      <text:p text:style-name="P1">}</text:p>
      <text:p text:style-name="P1">{</text:p>
      <text:p text:style-name="P1"><text:tab/>"_id" : ObjectId("59a65885d02571ddcac86f20"),</text:p>
      <text:p text:style-name="P1"><text:tab/>"T_id" : 8,</text:p>
      <text:p text:style-name="P1"><text:tab/>"Name" : "Smith",</text:p>
      <text:p text:style-name="P1"><text:tab/>"City" : "Delhi",</text:p>
      <text:p text:style-name="P1"><text:tab/>"DOJ" : ISODate("2017-06-16T00:00:00Z"),</text:p>
      <text:p text:style-name="P1"><text:tab/>"Sub" : "M3",</text:p>
      <text:p text:style-name="P1"><text:tab/>"Qualification" : "PHD"</text:p>
      <text:p text:style-name="P1">}</text:p>
      <text:p text:style-name="P1">{</text:p>
      <text:p text:style-name="P1"><text:tab/>"_id" : ObjectId("59a658b0d02571ddcac86f21"),</text:p>
      <text:p text:style-name="P1"><text:tab/>"T_id" : 9,</text:p>
      <text:p text:style-name="P1"><text:tab/>"Name" : "Naresh",</text:p>
      <text:p text:style-name="P1"><text:tab/>"City" : "Raipur",</text:p>
      <text:p text:style-name="P1"><text:tab/>"DOJ" : ISODate("2015-04-12T00:00:00Z"),</text:p>
      <text:p text:style-name="P1"><text:tab/>"Sub" : "M3",</text:p>
      <text:p text:style-name="P1"><text:tab/>"Qualification" : "PHD"</text:p>
      <text:p text:style-name="P1">}</text:p>
      <text:p text:style-name="P1">{</text:p>
      <text:p text:style-name="P1"><text:tab/>"_id" : ObjectId("59a658d1d02571ddcac86f22"),</text:p>
      <text:p text:style-name="P1"><text:tab/>"T_id" : 10,</text:p>
      <text:p text:style-name="P1"><text:tab/>"Name" : "Suresh",</text:p>
      <text:p text:style-name="P1"><text:tab/>"City" : "Nagpur",</text:p>
      <text:p text:style-name="P1"><text:tab/>"DOJ" : ISODate("2016-04-12T00:00:00Z"),</text:p>
      <text:p text:style-name="P1"><text:soft-page-break/><text:tab/>"Sub" : "TOC",</text:p>
      <text:p text:style-name="P1"><text:tab/>"Qualification" : "BTECH"</text:p>
      <text:p text:style-name="P1">}</text:p>
      <text:p text:style-name="P1"/>
      <text:p text:style-name="P1">7.Remove all documents.</text:p>
      <text:p text:style-name="P1"/>
      <text:p text:style-name="P1">db.Teachers.remove({})</text:p>
      <text:p text:style-name="P1">WriteResult({ "nRemoved" : 7 })</text:p>
      <text:p text:style-name="P1"/>
      <text:p text:style-name="P1">8.Drop collection.</text:p>
      <text:p text:style-name="P1">db.Teachers.drop()</text:p>
      <text:p text:style-name="P1">true</text:p>
      <text:p text:style-name="P1">show collections</text:p>
      <text:p text:style-name="P1">system.ind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05:49.967586635</meta:creation-date>
    <dc:date>2017-09-25T19:05:58.861969246</dc:date>
    <meta:editing-duration>PT9S</meta:editing-duration>
    <meta:editing-cycles>1</meta:editing-cycles>
    <meta:document-statistic meta:table-count="0" meta:image-count="0" meta:object-count="0" meta:page-count="6" meta:paragraph-count="235" meta:word-count="1058" meta:character-count="8430" meta:non-whitespace-character-count="7453"/>
    <meta:generator>LibreOffice/5.1.6.2$Linux_X86_64 LibreOffice_project/10m0$Build-2</meta:generator>
  </office:meta>
</office:document-meta>
</file>